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930c2" officeooo:paragraph-rsid="001930c2"/>
    </style:style>
    <style:style style:name="P2" style:family="paragraph" style:parent-style-name="Standard">
      <style:text-properties officeooo:rsid="0028ed89" officeooo:paragraph-rsid="0028ed89"/>
    </style:style>
    <style:style style:name="P3" style:family="paragraph" style:parent-style-name="Standard">
      <style:text-properties officeooo:rsid="0088524f" officeooo:paragraph-rsid="0088524f"/>
    </style:style>
    <style:style style:name="P4" style:family="paragraph" style:parent-style-name="Standard" style:list-style-name="L1">
      <style:text-properties officeooo:rsid="001930c2" officeooo:paragraph-rsid="001930c2"/>
    </style:style>
    <style:style style:name="P5" style:family="paragraph" style:parent-style-name="Standard" style:list-style-name="L1">
      <style:text-properties officeooo:rsid="001930c2" officeooo:paragraph-rsid="001de917"/>
    </style:style>
    <style:style style:name="P6" style:family="paragraph" style:parent-style-name="Standard" style:list-style-name="L1">
      <style:text-properties officeooo:rsid="001c2500" officeooo:paragraph-rsid="001de917"/>
    </style:style>
    <style:style style:name="P7" style:family="paragraph" style:parent-style-name="Standard" style:list-style-name="L1">
      <style:text-properties officeooo:rsid="001f1771" officeooo:paragraph-rsid="001f1771"/>
    </style:style>
    <style:style style:name="P8" style:family="paragraph" style:parent-style-name="Standard" style:list-style-name="L1">
      <style:text-properties officeooo:rsid="001e59aa" officeooo:paragraph-rsid="001f1771"/>
    </style:style>
    <style:style style:name="P9" style:family="paragraph" style:parent-style-name="Standard" style:list-style-name="L1">
      <style:text-properties officeooo:rsid="0020c446" officeooo:paragraph-rsid="0020c446"/>
    </style:style>
    <style:style style:name="P10" style:family="paragraph" style:parent-style-name="Standard" style:list-style-name="L1">
      <style:text-properties officeooo:rsid="00239d44" officeooo:paragraph-rsid="00239d44"/>
    </style:style>
    <style:style style:name="P11" style:family="paragraph" style:parent-style-name="Standard" style:list-style-name="L1">
      <style:text-properties officeooo:rsid="0089c3df" officeooo:paragraph-rsid="0089c3df"/>
    </style:style>
    <style:style style:name="P12" style:family="paragraph" style:parent-style-name="Standard" style:list-style-name="L1">
      <style:text-properties officeooo:rsid="0024eb0f" officeooo:paragraph-rsid="0024eb0f"/>
    </style:style>
    <style:style style:name="P13" style:family="paragraph" style:parent-style-name="Standard" style:list-style-name="L1">
      <style:text-properties officeooo:rsid="0026d51c" officeooo:paragraph-rsid="0026d51c"/>
    </style:style>
    <style:style style:name="P14" style:family="paragraph" style:parent-style-name="Standard" style:list-style-name="L1">
      <style:text-properties officeooo:rsid="00281d44" officeooo:paragraph-rsid="00281d44"/>
    </style:style>
    <style:style style:name="P15" style:family="paragraph" style:parent-style-name="Standard" style:list-style-name="L1">
      <style:text-properties officeooo:rsid="0028ed89" officeooo:paragraph-rsid="0028ed89"/>
    </style:style>
    <style:style style:name="P16" style:family="paragraph" style:parent-style-name="Standard" style:list-style-name="L1">
      <style:text-properties officeooo:rsid="002be4ca" officeooo:paragraph-rsid="002be4ca"/>
    </style:style>
    <style:style style:name="P17" style:family="paragraph" style:parent-style-name="Standard" style:list-style-name="L1">
      <style:paragraph-properties fo:margin-top="0.0398in" fo:margin-bottom="0.0398in" loext:contextual-spacing="false"/>
      <style:text-properties officeooo:rsid="001930c2" officeooo:paragraph-rsid="001de917"/>
    </style:style>
    <style:style style:name="P18" style:family="paragraph" style:parent-style-name="Standard" style:list-style-name="L1">
      <style:paragraph-properties fo:margin-top="0.0398in" fo:margin-bottom="0.0398in" loext:contextual-spacing="false"/>
      <style:text-properties officeooo:rsid="001e59aa" officeooo:paragraph-rsid="001e59aa"/>
    </style:style>
    <style:style style:name="P19" style:family="paragraph" style:parent-style-name="Text_20_body" style:list-style-name="L1">
      <style:text-properties officeooo:rsid="001e59aa" officeooo:paragraph-rsid="001f1771"/>
    </style:style>
    <style:style style:name="P20" style:family="paragraph" style:parent-style-name="Text_20_body" style:list-style-name="L1">
      <style:text-properties officeooo:rsid="0020c446" officeooo:paragraph-rsid="0020c446"/>
    </style:style>
    <style:style style:name="P21" style:family="paragraph" style:parent-style-name="Text_20_body" style:list-style-name="L1">
      <style:text-properties officeooo:rsid="0021fceb" officeooo:paragraph-rsid="0021fceb"/>
    </style:style>
    <style:style style:name="P22" style:family="paragraph" style:parent-style-name="Text_20_body" style:list-style-name="L1">
      <style:text-properties officeooo:rsid="002be4ca" officeooo:paragraph-rsid="002be4ca"/>
    </style:style>
    <style:style style:name="P23" style:family="paragraph" style:parent-style-name="Text_20_body" style:list-style-name="L1">
      <style:text-properties officeooo:rsid="002cf99c" officeooo:paragraph-rsid="002cf99c"/>
    </style:style>
    <style:style style:name="P24" style:family="paragraph" style:parent-style-name="Text_20_body" style:list-style-name="L1">
      <style:text-properties officeooo:rsid="002e7827" officeooo:paragraph-rsid="002e7827"/>
    </style:style>
    <style:style style:name="P25" style:family="paragraph" style:parent-style-name="Text_20_body" style:list-style-name="L1">
      <style:text-properties officeooo:rsid="00304af9" officeooo:paragraph-rsid="00304af9"/>
    </style:style>
    <style:style style:name="P26" style:family="paragraph" style:parent-style-name="Text_20_body" style:list-style-name="L1">
      <style:text-properties officeooo:rsid="0038f63c" officeooo:paragraph-rsid="0038f63c"/>
    </style:style>
    <style:style style:name="P27" style:family="paragraph" style:parent-style-name="Text_20_body" style:list-style-name="L1">
      <style:text-properties officeooo:rsid="003c8b3a" officeooo:paragraph-rsid="003c8b3a"/>
    </style:style>
    <style:style style:name="P28" style:family="paragraph" style:parent-style-name="Text_20_body" style:list-style-name="L1">
      <style:text-properties officeooo:rsid="003d23a1" officeooo:paragraph-rsid="003d23a1"/>
    </style:style>
    <style:style style:name="P29" style:family="paragraph" style:parent-style-name="Text_20_body" style:list-style-name="L1">
      <style:text-properties officeooo:rsid="003ebe79" officeooo:paragraph-rsid="003ebe79"/>
    </style:style>
    <style:style style:name="P30" style:family="paragraph" style:parent-style-name="Text_20_body" style:list-style-name="L1">
      <style:text-properties officeooo:rsid="003f9483" officeooo:paragraph-rsid="003f9483"/>
    </style:style>
    <style:style style:name="P31" style:family="paragraph" style:parent-style-name="Text_20_body" style:list-style-name="L1">
      <style:text-properties officeooo:rsid="00420c6d" officeooo:paragraph-rsid="00420c6d"/>
    </style:style>
    <style:style style:name="P32" style:family="paragraph" style:parent-style-name="Text_20_body" style:list-style-name="L1">
      <style:text-properties officeooo:rsid="00420c6d" officeooo:paragraph-rsid="00482d8d"/>
    </style:style>
    <style:style style:name="P33" style:family="paragraph" style:parent-style-name="Text_20_body" style:list-style-name="L1">
      <style:text-properties officeooo:rsid="0043f06d" officeooo:paragraph-rsid="00482d8d"/>
    </style:style>
    <style:style style:name="P34" style:family="paragraph" style:parent-style-name="Text_20_body" style:list-style-name="L1">
      <style:text-properties officeooo:rsid="0043f06d" officeooo:paragraph-rsid="0043f06d"/>
    </style:style>
    <style:style style:name="P35" style:family="paragraph" style:parent-style-name="Text_20_body" style:list-style-name="L1">
      <style:text-properties officeooo:rsid="0044e82b" officeooo:paragraph-rsid="00482d8d"/>
    </style:style>
    <style:style style:name="P36" style:family="paragraph" style:parent-style-name="Text_20_body" style:list-style-name="L1">
      <style:text-properties officeooo:rsid="0044e82b" officeooo:paragraph-rsid="0043f06d"/>
    </style:style>
    <style:style style:name="P37" style:family="paragraph" style:parent-style-name="Text_20_body" style:list-style-name="L1">
      <style:text-properties officeooo:rsid="0044e82b" officeooo:paragraph-rsid="0044e82b"/>
    </style:style>
    <style:style style:name="P38" style:family="paragraph" style:parent-style-name="Text_20_body" style:list-style-name="L1">
      <style:text-properties officeooo:rsid="00482d8d" officeooo:paragraph-rsid="00482d8d"/>
    </style:style>
    <style:style style:name="P39" style:family="paragraph" style:parent-style-name="Text_20_body" style:list-style-name="L1">
      <style:text-properties officeooo:rsid="004915ec" officeooo:paragraph-rsid="004915ec"/>
    </style:style>
    <style:style style:name="P40" style:family="paragraph" style:parent-style-name="Text_20_body" style:list-style-name="L1">
      <style:text-properties officeooo:rsid="004a67f7" officeooo:paragraph-rsid="004a67f7"/>
    </style:style>
    <style:style style:name="P41" style:family="paragraph" style:parent-style-name="Text_20_body" style:list-style-name="L1">
      <style:text-properties officeooo:rsid="004a6f0b" officeooo:paragraph-rsid="004a6f0b"/>
    </style:style>
    <style:style style:name="P42" style:family="paragraph" style:parent-style-name="Text_20_body" style:list-style-name="L1">
      <style:text-properties officeooo:rsid="004ad2f3" officeooo:paragraph-rsid="004ad2f3"/>
    </style:style>
    <style:style style:name="P43" style:family="paragraph" style:parent-style-name="Text_20_body" style:list-style-name="L1">
      <style:text-properties officeooo:rsid="004cbb45" officeooo:paragraph-rsid="004cbb45"/>
    </style:style>
    <style:style style:name="P44" style:family="paragraph" style:parent-style-name="Text_20_body" style:list-style-name="L1">
      <style:text-properties officeooo:rsid="004f9bbe" officeooo:paragraph-rsid="004f9bbe"/>
    </style:style>
    <style:style style:name="P45" style:family="paragraph" style:parent-style-name="Text_20_body" style:list-style-name="L1">
      <style:text-properties officeooo:rsid="004ffcca" officeooo:paragraph-rsid="004ffcca"/>
    </style:style>
    <style:style style:name="P46" style:family="paragraph" style:parent-style-name="Text_20_body" style:list-style-name="L1">
      <style:text-properties officeooo:rsid="00526b9f" officeooo:paragraph-rsid="00526b9f"/>
    </style:style>
    <style:style style:name="P47" style:family="paragraph" style:parent-style-name="Text_20_body" style:list-style-name="L1">
      <style:text-properties officeooo:rsid="005463e1" officeooo:paragraph-rsid="005463e1"/>
    </style:style>
    <style:style style:name="P48" style:family="paragraph" style:parent-style-name="Text_20_body" style:list-style-name="L1">
      <style:text-properties officeooo:rsid="0056bd36" officeooo:paragraph-rsid="0056bd36"/>
    </style:style>
    <style:style style:name="P49" style:family="paragraph" style:parent-style-name="Text_20_body" style:list-style-name="L1">
      <style:text-properties officeooo:rsid="0056bd36" officeooo:paragraph-rsid="0066d8a6"/>
    </style:style>
    <style:style style:name="P50" style:family="paragraph" style:parent-style-name="Text_20_body" style:list-style-name="L1">
      <style:text-properties officeooo:rsid="005d6d83" officeooo:paragraph-rsid="005d6d83"/>
    </style:style>
    <style:style style:name="P51" style:family="paragraph" style:parent-style-name="Text_20_body" style:list-style-name="L1">
      <style:text-properties officeooo:rsid="005df0cd" officeooo:paragraph-rsid="005df0cd"/>
    </style:style>
    <style:style style:name="P52" style:family="paragraph" style:parent-style-name="Text_20_body" style:list-style-name="L1">
      <style:text-properties officeooo:rsid="005df0cd" officeooo:paragraph-rsid="005f4c58"/>
    </style:style>
    <style:style style:name="P53" style:family="paragraph" style:parent-style-name="Text_20_body" style:list-style-name="L1">
      <style:text-properties officeooo:rsid="00631e03" officeooo:paragraph-rsid="00631e03"/>
    </style:style>
    <style:style style:name="P54" style:family="paragraph" style:parent-style-name="Text_20_body" style:list-style-name="L1">
      <style:text-properties officeooo:rsid="0064fd6a" officeooo:paragraph-rsid="0064fd6a"/>
    </style:style>
    <style:style style:name="P55" style:family="paragraph" style:parent-style-name="Text_20_body" style:list-style-name="L1">
      <style:text-properties officeooo:rsid="0066d8a6" officeooo:paragraph-rsid="0066d8a6"/>
    </style:style>
    <style:style style:name="P56" style:family="paragraph" style:parent-style-name="Text_20_body" style:list-style-name="L1">
      <style:text-properties officeooo:rsid="0068d6bb" officeooo:paragraph-rsid="0068d6bb"/>
    </style:style>
    <style:style style:name="P57" style:family="paragraph" style:parent-style-name="Text_20_body" style:list-style-name="L1">
      <style:text-properties officeooo:rsid="0069d87b" officeooo:paragraph-rsid="0069d87b"/>
    </style:style>
    <style:style style:name="P58" style:family="paragraph" style:parent-style-name="Text_20_body" style:list-style-name="L1">
      <style:text-properties officeooo:rsid="0069d87b" officeooo:paragraph-rsid="0070c30d"/>
    </style:style>
    <style:style style:name="P59" style:family="paragraph" style:parent-style-name="Text_20_body" style:list-style-name="L1">
      <style:text-properties officeooo:rsid="006afce9" officeooo:paragraph-rsid="006afce9"/>
    </style:style>
    <style:style style:name="P60" style:family="paragraph" style:parent-style-name="Text_20_body" style:list-style-name="L1">
      <style:text-properties officeooo:rsid="006cc397" officeooo:paragraph-rsid="006cc397"/>
    </style:style>
    <style:style style:name="P61" style:family="paragraph" style:parent-style-name="Text_20_body" style:list-style-name="L1">
      <style:text-properties officeooo:rsid="006ea95d" officeooo:paragraph-rsid="006ea95d"/>
    </style:style>
    <style:style style:name="P62" style:family="paragraph" style:parent-style-name="Text_20_body" style:list-style-name="L1">
      <style:text-properties officeooo:rsid="00703c51" officeooo:paragraph-rsid="00703c51"/>
    </style:style>
    <style:style style:name="P63" style:family="paragraph" style:parent-style-name="Text_20_body" style:list-style-name="L1">
      <style:text-properties officeooo:rsid="0070c30d" officeooo:paragraph-rsid="0070c30d"/>
    </style:style>
    <style:style style:name="P64" style:family="paragraph" style:parent-style-name="Text_20_body" style:list-style-name="L1">
      <style:text-properties officeooo:rsid="0071603b" officeooo:paragraph-rsid="0071603b"/>
    </style:style>
    <style:style style:name="P65" style:family="paragraph" style:parent-style-name="Text_20_body" style:list-style-name="L1">
      <style:text-properties officeooo:rsid="0071cee5" officeooo:paragraph-rsid="0071cee5"/>
    </style:style>
    <style:style style:name="P66" style:family="paragraph" style:parent-style-name="Text_20_body" style:list-style-name="L1">
      <style:text-properties officeooo:rsid="0072f9b6" officeooo:paragraph-rsid="0072f9b6"/>
    </style:style>
    <style:style style:name="P67" style:family="paragraph" style:parent-style-name="Text_20_body" style:list-style-name="L1">
      <style:text-properties officeooo:rsid="00741d3d" officeooo:paragraph-rsid="00741d3d"/>
    </style:style>
    <style:style style:name="P68" style:family="paragraph" style:parent-style-name="Text_20_body" style:list-style-name="L1">
      <style:text-properties officeooo:rsid="00747d6c" officeooo:paragraph-rsid="00747d6c"/>
    </style:style>
    <style:style style:name="P69" style:family="paragraph" style:parent-style-name="Text_20_body" style:list-style-name="L1">
      <style:text-properties officeooo:rsid="0074d2b8" officeooo:paragraph-rsid="0074d2b8"/>
    </style:style>
    <style:style style:name="P70" style:family="paragraph" style:parent-style-name="Text_20_body" style:list-style-name="L1">
      <style:text-properties officeooo:rsid="0075aa09" officeooo:paragraph-rsid="0075aa09"/>
    </style:style>
    <style:style style:name="P71" style:family="paragraph" style:parent-style-name="Text_20_body" style:list-style-name="L1">
      <style:text-properties officeooo:rsid="00766853" officeooo:paragraph-rsid="00766853"/>
    </style:style>
    <style:style style:name="P72" style:family="paragraph" style:parent-style-name="Text_20_body" style:list-style-name="L1">
      <style:text-properties officeooo:rsid="0078176b" officeooo:paragraph-rsid="0078176b"/>
    </style:style>
    <style:style style:name="P73" style:family="paragraph" style:parent-style-name="Text_20_body" style:list-style-name="L1">
      <style:text-properties officeooo:rsid="0078bd90" officeooo:paragraph-rsid="0078bd90"/>
    </style:style>
    <style:style style:name="P74" style:family="paragraph" style:parent-style-name="Text_20_body" style:list-style-name="L1">
      <style:text-properties officeooo:rsid="00798340" officeooo:paragraph-rsid="00798340"/>
    </style:style>
    <style:style style:name="P75" style:family="paragraph" style:parent-style-name="Text_20_body" style:list-style-name="L1">
      <style:text-properties officeooo:rsid="007c91c7" officeooo:paragraph-rsid="007c91c7"/>
    </style:style>
    <style:style style:name="P76" style:family="paragraph" style:parent-style-name="Text_20_body" style:list-style-name="L1">
      <style:text-properties officeooo:rsid="007c9bcf" officeooo:paragraph-rsid="007c9bcf"/>
    </style:style>
    <style:style style:name="P77" style:family="paragraph" style:parent-style-name="Text_20_body" style:list-style-name="L1">
      <style:text-properties officeooo:rsid="007ceb9a" officeooo:paragraph-rsid="007ceb9a"/>
    </style:style>
    <style:style style:name="P78" style:family="paragraph" style:parent-style-name="Text_20_body" style:list-style-name="L1">
      <style:text-properties officeooo:rsid="007ec3f5" officeooo:paragraph-rsid="007ec3f5"/>
    </style:style>
    <style:style style:name="P79" style:family="paragraph" style:parent-style-name="Text_20_body" style:list-style-name="L1">
      <style:text-properties officeooo:rsid="0046d9ca" officeooo:paragraph-rsid="0046d9ca"/>
    </style:style>
    <style:style style:name="P80" style:family="paragraph" style:parent-style-name="Text_20_body" style:list-style-name="L1">
      <style:text-properties officeooo:rsid="008ee2c8" officeooo:paragraph-rsid="008ee2c8"/>
    </style:style>
    <style:style style:name="P81" style:family="paragraph" style:parent-style-name="Text_20_body" style:list-style-name="L1">
      <style:text-properties officeooo:rsid="008ee2c8" officeooo:paragraph-rsid="008f8cc5"/>
    </style:style>
    <style:style style:name="P82" style:family="paragraph" style:parent-style-name="Text_20_body" style:list-style-name="L1">
      <style:text-properties officeooo:rsid="008f8cc5" officeooo:paragraph-rsid="008f8cc5"/>
    </style:style>
    <style:style style:name="T1" style:family="text">
      <style:text-properties officeooo:rsid="001f1771"/>
    </style:style>
    <style:style style:name="T2" style:family="text">
      <style:text-properties fo:font-style="normal" officeooo:rsid="001f1771" style:font-style-asian="normal" style:font-style-complex="normal"/>
    </style:style>
    <style:style style:name="T3" style:family="text">
      <style:text-properties fo:font-style="normal" officeooo:rsid="0020c446" style:font-style-asian="normal" style:font-style-complex="normal"/>
    </style:style>
    <style:style style:name="T4" style:family="text">
      <style:text-properties fo:font-style="italic" officeooo:rsid="001f1771" style:font-style-asian="italic" style:font-style-complex="italic"/>
    </style:style>
    <style:style style:name="T5" style:family="text">
      <style:text-properties officeooo:rsid="0021810c"/>
    </style:style>
    <style:style style:name="T6" style:family="text">
      <style:text-properties officeooo:rsid="002be4ca"/>
    </style:style>
    <style:style style:name="T7" style:family="text">
      <style:text-properties officeooo:rsid="003597a0"/>
    </style:style>
    <style:style style:name="T8" style:family="text">
      <style:text-properties officeooo:rsid="00482d8d"/>
    </style:style>
    <style:style style:name="T9" style:family="text">
      <style:text-properties officeooo:rsid="004a6f0b"/>
    </style:style>
    <style:style style:name="T10" style:family="text">
      <style:text-properties officeooo:rsid="0050ede5"/>
    </style:style>
    <style:style style:name="T11" style:family="text">
      <style:text-properties officeooo:rsid="005284c3"/>
    </style:style>
    <style:style style:name="T12" style:family="text">
      <style:text-properties officeooo:rsid="005580c6"/>
    </style:style>
    <style:style style:name="T13" style:family="text">
      <style:text-properties officeooo:rsid="005df0cd"/>
    </style:style>
    <style:style style:name="T14" style:family="text">
      <style:text-properties officeooo:rsid="004ad2f3"/>
    </style:style>
    <style:style style:name="T15" style:family="text">
      <style:text-properties officeooo:rsid="00703c51"/>
    </style:style>
    <style:style style:name="T16" style:family="text">
      <style:text-properties officeooo:rsid="0085e002"/>
    </style:style>
    <style:style style:name="T17" style:family="text">
      <style:text-properties officeooo:rsid="008a9daf"/>
    </style:style>
    <style:style style:name="T18" style:family="text">
      <style:text-properties officeooo:rsid="008da70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sao sistematica</text:p>
      <text:p text:style-name="P1"/>
      <text:p text:style-name="P3">Keywords importantes retiradas dos trabalhos:</text:p>
      <text:p text:style-name="P3">- <text:span text:style-name="T17">Psychological screening</text:span></text:p>
      <text:p text:style-name="P3"/>
      <text:p text:style-name="P1"><text:span text:style-name="T18">P</text:span>oss<text:span text:style-name="T18">í</text:span>veis fontes de dados:</text:p>
      <text:p text:style-name="P1"/>
      <text:p text:style-name="P1">- http://depression.livejournal.com</text:p>
      <text:p text:style-name="P1">- electronic health record (EHR)</text:p>
      <text:p text:style-name="P1">- Avaliacoes baseadas em questionarios</text:p>
      <text:p text:style-name="P1"/>
      <text:p text:style-name="P1">Seleção de trabalhos - 2a fase – Skimming</text:p>
      <text:p text:style-name="P1"/>
      <text:list xml:id="list1401773481" text:style-name="L1">
        <text:list-item>
          <text:p text:style-name="P4">ACM</text:p>
          <text:list>
            <text:list-item>
              <text:p text:style-name="P5">SunForum: Understanding Depression in a Chinese Online Community:</text:p>
              <text:list>
                <text:list-item>
                  <text:p text:style-name="P6">A case study was made to inderstand how is the behavior and reception pf chinese population about depression. The researchers has used an online community called SunForum which has a specific aim to receive texts about depression. It talks about how the collective knowledge of this kind of illness can affect negatively people with depression. - AC<text:span text:style-name="T7">CEPT</text:span></text:p>
                </text:list-item>
              </text:list>
            </text:list-item>
            <text:list-item>
              <text:p text:style-name="P17">Information Sources and Needs in the Obesity and Diabetes Twitter Discourse</text:p>
              <text:list>
                <text:list-item>
                  <text:p text:style-name="P18">It talks about obesity disease, but it not addresses a psychological bias on those problems. It looks interesting just about the collection technique. - <text:span text:style-name="T1">REFUSE</text:span></text:p>
                </text:list-item>
              </text:list>
            </text:list-item>
          </text:list>
        </text:list-item>
        <text:list-item>
          <text:p text:style-name="P7">IEEE</text:p>
          <text:list>
            <text:list-item>
              <text:p text:style-name="P19">A review of applications for the improvement of the life quality in patients with mental disorders:</text:p>
              <text:list>
                <text:list-item>
                  <text:p text:style-name="P19"><text:span text:style-name="T1">The article brings an overview of some tools which may increase, or help on mental illness treatment e.g. </text:span><text:span text:style-name="T4">telepsychology </text:span><text:span text:style-name="T2"><text:s/>to approximate the patient and professional</text:span><text:span text:style-name="T4">, </text:span><text:s/><text:span text:style-name="T4">virtual reality </text:span><text:span text:style-name="T2">to anxious disorder. - RE</text:span><text:span text:style-name="T3">F</text:span><text:span text:style-name="T2">U</text:span><text:span text:style-name="T3">SE</text:span></text:p>
                </text:list-item>
              </text:list>
            </text:list-item>
            <text:list-item>
              <text:p text:style-name="P8"><text:s/>An approach to detect and mitigate neural disorders using swarm of bionanomachines:</text:p>
              <text:list>
                <text:list-item>
                  <text:p text:style-name="P9">The article correlates an interesting point of view for the mental disease problem using a more physical approach by nanomachines. However it is just a proposal and it does not have results for given approach. - REFUSE</text:p>
                </text:list-item>
              </text:list>
              <text:p text:style-name="P9"/>
            </text:list-item>
            <text:list-item>
              <text:p text:style-name="P9">Application of Graph Theory to Assess Static and Dynamic Brain Connectivity: Approaches for Building Brain Graphs:</text:p>
              <text:list>
                <text:list-item>
                  <text:p text:style-name="P9">This article suggests to map neural connection by using networks/graps. <text:span text:style-name="T5">It looks interesting about a graph theory approach for brain mapping. It needs more attention and can exposure for new paths of research. - ACCEPT</text:span></text:p>
                </text:list-item>
              </text:list>
              <text:p text:style-name="P9"/>
            </text:list-item>
            <text:list-item>
              <text:p text:style-name="P20">Collaborative Design with Veterans: Identifying challenges of designing mhealth solution for veterans:</text:p>
              <text:list>
                <text:list-item>
                  <text:p text:style-name="P21">The article describes a mobile tool to support veteran’s reintegration. However, it does not discuss directly the mental disease problem. - REFUSE </text:p>
                </text:list-item>
              </text:list>
            </text:list-item>
            <text:list-item>
              <text:p text:style-name="P9"><text:soft-page-break/>Effect of social capital on emotion, language style and latent topics in online depression community:</text:p>
              <text:list>
                <text:list-item>
                  <text:p text:style-name="P10">It looks promissory. - ACCEPT</text:p>
                </text:list-item>
                <text:list-item>
                  <text:p text:style-name="P11">This work have used a concept called online social capital. It is defined as the capacity of facilitating collective action. The used dataset is composed by comments, data of users such as number of cumminities, number of friends, number of followers. They have separated those data into two cohorts named low capital and high capital. Those cohorts are separated by a given parameter which lays on the users and communities data. The authors have analyzed text information like <text:s/>language styles, latent topics and affective information. They have used a paid tool called LIWC, which have a psycholinguistic lexicon package. To address the latent topics, they have adopted latent Dirichlet allocation (LDA), which is used for topic analysis. For expressed emotion they have handled affective norms for english words lexicon to extract conveying sentiments from posts’ content.</text:p>
                </text:list-item>
              </text:list>
              <text:p text:style-name="P10"/>
            </text:list-item>
            <text:list-item>
              <text:p text:style-name="P10">Emergence of the default-mode network from resting-state to activation-state in reciprocal social interaction via eye contact:</text:p>
              <text:list>
                <text:list-item>
                  <text:p text:style-name="P12">This article is not related to the research topic – REFUSE</text:p>
                  <text:p text:style-name="P12"/>
                </text:list-item>
              </text:list>
            </text:list-item>
            <text:list-item>
              <text:p text:style-name="P12">High dimensional latent Gaussian copula model for mixed data in imaging genetics:</text:p>
              <text:list>
                <text:list-item>
                  <text:p text:style-name="P13">This article is more neural science bias. Maybe it could give some clues – WEAKLY ACCEPT</text:p>
                  <text:p text:style-name="P13"/>
                </text:list-item>
              </text:list>
            </text:list-item>
            <text:list-item>
              <text:p text:style-name="P13">Human Centric ICT Support to Young Persons with Mental Disorders:</text:p>
              <text:list>
                <text:list-item>
                  <text:p text:style-name="P13">It is not a complete article. It shows a tool called X-PRO – REFUSE</text:p>
                  <text:p text:style-name="P13"/>
                </text:list-item>
              </text:list>
            </text:list-item>
            <text:list-item>
              <text:p text:style-name="P13">M-SEQ: Early Detection of Anxiety and Depression via Temporal Orders of Diagnoses in Electronic Health Data:</text:p>
              <text:list>
                <text:list-item>
                  <text:p text:style-name="P14">This article exhibit a tool for detection depression and anxious using big data analysis – ACCEPT</text:p>
                  <text:p text:style-name="P14"/>
                </text:list-item>
              </text:list>
            </text:list-item>
            <text:list-item>
              <text:p text:style-name="P14">Multidataset independent subspace analysis extends independent vector analysis:</text:p>
              <text:list>
                <text:list-item>
                  <text:p text:style-name="P14">It has a image processing bias – WEAKLY ACCEPT</text:p>
                  <text:p text:style-name="P14"/>
                </text:list-item>
              </text:list>
            </text:list-item>
            <text:list-item>
              <text:p text:style-name="P14">Predicting Depression Levels Using Social Media Posts:</text:p>
              <text:list>
                <text:list-item>
                  <text:p text:style-name="P15">ACCEPT</text:p>
                  <text:p text:style-name="P15"/>
                </text:list-item>
              </text:list>
            </text:list-item>
            <text:list-item>
              <text:p text:style-name="P15">Psychiatry and suicide writers:</text:p>
              <text:list>
                <text:list-item>
                  <text:p text:style-name="P15">This article seems to present the characteristics of suicide texts. It looks interesting to understand better how people with this problem express themselves - <text:s/>ACCEPT</text:p>
                  <text:p text:style-name="P15"/>
                </text:list-item>
              </text:list>
            </text:list-item>
            <text:list-item>
              <text:p text:style-name="P15">Studying the language of mental illness in Romanian social media - <text:span text:style-name="T6">ACCEPT</text:span></text:p>
            </text:list-item>
          </text:list>
        </text:list-item>
      </text:list>
      <text:p text:style-name="P2"/>
      <text:list xml:id="list143419593055344" text:continue-numbering="true" text:style-name="L1">
        <text:list-item>
          <text:p text:style-name="P16">EI Compedex</text:p>
          <text:list>
            <text:list-item>
              <text:p text:style-name="P22">A Neural Network Approach to Early Risk Detection of Depression and Anorexia on Social Media Text</text:p>
              <text:list>
                <text:list-item>
                  <text:p text:style-name="P22">This is a workshop article and it does not have a lot of content, just a proposal – <text:span text:style-name="T16">ACCEPT</text:span></text:p>
                </text:list-item>
              </text:list>
            </text:list-item>
            <text:list-item>
              <text:p text:style-name="P22"><text:soft-page-break/>Adverse drug extraction in twitter data using convolutional neural network</text:p>
              <text:list>
                <text:list-item>
                  <text:p text:style-name="P23">This article does not refers to mental diseases however the method was similar thus it may be interesting to investigate it deeper. - ACCEPT</text:p>
                </text:list-item>
              </text:list>
            </text:list-item>
            <text:list-item>
              <text:p text:style-name="P22">An overview of the effect of probiotics and exercise on mood and associated health conditions</text:p>
              <text:list>
                <text:list-item>
                  <text:p text:style-name="P23">This article does not concern to the research question – REFUSE</text:p>
                </text:list-item>
              </text:list>
            </text:list-item>
            <text:list-item>
              <text:p text:style-name="P23">Beyond the Coded Gaze: Analyzing Expression of Mental Health and Illness on Instagram</text:p>
              <text:list>
                <text:list-item>
                  <text:p text:style-name="P23">This article seems to be related to the research question – ACCEPT</text:p>
                </text:list-item>
              </text:list>
            </text:list-item>
            <text:list-item>
              <text:p text:style-name="P23">Classifying depressed users with multiple instance learning from social network data</text:p>
              <text:list>
                <text:list-item>
                  <text:p text:style-name="P23">This articles is shorter than the earlier others, however it is related to research question – ACCEPT</text:p>
                </text:list-item>
              </text:list>
            </text:list-item>
            <text:list-item>
              <text:p text:style-name="P23">Mental Health Computing via Harvesting Social Media Data</text:p>
              <text:list>
                <text:list-item>
                  <text:p text:style-name="P24">It is not a primary material – REFUSE</text:p>
                </text:list-item>
              </text:list>
            </text:list-item>
            <text:list-item>
              <text:p text:style-name="P24">Detecting and characterizing eating-disorder communities on social media</text:p>
              <text:list>
                <text:list-item>
                  <text:p text:style-name="P24">Is is not related to depression disease however is correlated with mental diseases – ACCEPT</text:p>
                </text:list-item>
              </text:list>
            </text:list-item>
            <text:list-item>
              <text:p text:style-name="P24">Detecting and Treating Mental Illness on Social Networks</text:p>
              <text:list>
                <text:list-item>
                  <text:p text:style-name="P24">It is not a primary material however could be interesting to investigate recent works of the authors – ACCEPT</text:p>
                </text:list-item>
              </text:list>
            </text:list-item>
            <text:list-item>
              <text:p text:style-name="P24">Detecting Cognitive Distortions Through Machine Learning Text Analytics</text:p>
              <text:list>
                <text:list-item>
                  <text:p text:style-name="P24">This article does not concern to depression, but it relates to symptoms of depression. ACCEPT</text:p>
                </text:list-item>
              </text:list>
            </text:list-item>
            <text:list-item>
              <text:p text:style-name="P24">Don't worry, be Happy: the geography of happiness on facebook</text:p>
              <text:list>
                <text:list-item>
                  <text:p text:style-name="P25">This article concerns to some of the topics from research question – ACCEPT</text:p>
                </text:list-item>
              </text:list>
            </text:list-item>
            <text:list-item>
              <text:p text:style-name="P25">Enhancing disease surveillance with novel data streams: challenges and opportunities</text:p>
              <text:list>
                <text:list-item>
                  <text:p text:style-name="P25">It does not concern to the research question - REFUSE</text:p>
                </text:list-item>
              </text:list>
            </text:list-item>
            <text:list-item>
              <text:p text:style-name="P23">Gender and cross-cultural differences in social media disclosures of mental illness</text:p>
              <text:list>
                <text:list-item>
                  <text:p text:style-name="P26">It is in the same context of research question – ACCEPT</text:p>
                </text:list-item>
              </text:list>
            </text:list-item>
            <text:list-item>
              <text:p text:style-name="P26">Individual-based information dissemination in multilayer epidemic modeling</text:p>
              <text:list>
                <text:list-item>
                  <text:p text:style-name="P27">This article is not directly related to research question, however it talks about dissemination – WEAKLY ACCEPT</text:p>
                </text:list-item>
              </text:list>
            </text:list-item>
            <text:list-item>
              <text:p text:style-name="P27"><text:soft-page-break/>Linguistic markers indicating therapeutic outcomes of social media disclosures of schizophrenia</text:p>
              <text:list>
                <text:list-item>
                  <text:p text:style-name="P28">This article discusses about psycholinguistics on social media applied to schizoprenia - ACCEPT</text:p>
                </text:list-item>
              </text:list>
            </text:list-item>
            <text:list-item>
              <text:p text:style-name="P28">Testing waters, sending clues: Indirect disclosures of socially stigmatized experiences on social media</text:p>
              <text:list>
                <text:list-item>
                  <text:p text:style-name="P29">It seems to be related to research question – ACCEPT</text:p>
                </text:list-item>
              </text:list>
            </text:list-item>
            <text:list-item>
              <text:p text:style-name="P29">The language of social support in social media and its effect on suicidal ideation risk</text:p>
              <text:list>
                <text:list-item>
                  <text:p text:style-name="P30">It is related to the research question – ACCEPT</text:p>
                  <text:p text:style-name="P30"/>
                </text:list-item>
              </text:list>
            </text:list-item>
          </text:list>
        </text:list-item>
        <text:list-item>
          <text:p text:style-name="P31">Science Direct</text:p>
          <text:list>
            <text:list-item>
              <text:p text:style-name="P33">#KidsAnxiety and Social Media: A Review:</text:p>
              <text:list>
                <text:list-item>
                  <text:p text:style-name="P35">This article is related to anxiousty which is a mental illness applied to children. However the social media subject is not detailed within a technology approach describing new technologies. It can help to understand better the portrait of mental illness. - WEAKLY ACCEPT</text:p>
                </text:list-item>
              </text:list>
            </text:list-item>
            <text:list-item>
              <text:p text:style-name="P35">7 - Big data in healthcare applications:</text:p>
              <text:list>
                <text:list-item>
                  <text:p text:style-name="P38">No access even inside intranet – REFUSE</text:p>
                </text:list-item>
              </text:list>
            </text:list-item>
            <text:list-item>
              <text:p text:style-name="P38">A user term visualization analysis based on a social question and answer log:</text:p>
              <text:list>
                <text:list-item>
                  <text:p text:style-name="P39">This article does not concern to research question, not related to mental illness – REFUSE</text:p>
                </text:list-item>
              </text:list>
            </text:list-item>
            <text:list-item>
              <text:p text:style-name="P39">Abnormal cortical region and subsystem complexity in dynamical functional connectivity of chronic schizophrenia: A new graph index for fMRI analysis:</text:p>
              <text:list>
                <text:list-item>
                  <text:p text:style-name="P40">This article has a more neuro science approach. The focus is schizophrenia, and the method is to use fMRI (functional magnetic resonance images) and it <text:span text:style-name="T9">makes use of graph topology inside the method. It could be useful in future – ACCEPT</text:span></text:p>
                </text:list-item>
              </text:list>
            </text:list-item>
            <text:list-item>
              <text:p text:style-name="P40">Altered modular organization in schizophrenia patients and analysis using supervised association rule mining</text:p>
              <text:list>
                <text:list-item>
                  <text:p text:style-name="P41">This article has used topologycal analysis to assist patients with schizophrenia. It seems to be related to research question because it is applied to a neural disease and has used computing techniques to accomplish that. It has a neural science bias. - ACCEPT</text:p>
                </text:list-item>
              </text:list>
            </text:list-item>
            <text:list-item>
              <text:p text:style-name="P41">An emotional contagion model for heterogeneous social media with multiple behaviors</text:p>
              <text:list>
                <text:list-item>
                  <text:p text:style-name="P42">This article remains to contagious of emotions in twitter – ACCEPT</text:p>
                </text:list-item>
              </text:list>
            </text:list-item>
            <text:list-item>
              <text:p text:style-name="P42">Chapter 1 - The History and Theories of Suicide</text:p>
              <text:list>
                <text:list-item>
                  <text:p text:style-name="P42"><text:soft-page-break/>It is blocked, even inside intranet – REFUSE</text:p>
                </text:list-item>
              </text:list>
            </text:list-item>
            <text:list-item>
              <text:p text:style-name="P42">Chapter 3 - Digitized Emotions in the Pocket: Social Computing and Mobile Mental Health (mMH) Applications</text:p>
              <text:list>
                <text:list-item>
                  <text:p text:style-name="P42">It is blocked even inside intranet – REFUSE</text:p>
                </text:list-item>
              </text:list>
            </text:list-item>
            <text:list-item>
              <text:p text:style-name="P42">Chapter 6 - The Complexity of Suicide Motivation</text:p>
              <text:list>
                <text:list-item>
                  <text:p text:style-name="P42">It is blocked even inside intranet – REFUSE</text:p>
                </text:list-item>
              </text:list>
            </text:list-item>
            <text:list-item>
              <text:p text:style-name="P42">Data Mining of Web-Based Documents on Social Networking Sites That Included Suicide-Related Words Among Korean Adolescents</text:p>
              <text:list>
                <text:list-item>
                  <text:p text:style-name="P43">It is related to research question. - ACCEPT</text:p>
                </text:list-item>
              </text:list>
            </text:list-item>
            <text:list-item>
              <text:p text:style-name="P43">Data mining-based subhealth analysis of Chinese software programmers in 2017</text:p>
              <text:list>
                <text:list-item>
                  <text:p text:style-name="P44">This article is focused on a specific group. It is not focused in mental health but in health in general. It uses data mining which is related to research question. - WEAKLY ACCEPT</text:p>
                </text:list-item>
              </text:list>
            </text:list-item>
            <text:list-item>
              <text:p text:style-name="P44">Dynamic analysis of rumor spreading model for considering active network nodes and nonlinear spreading rate</text:p>
              <text:list>
                <text:list-item>
                  <text:p text:style-name="P45">It talks about rumor spreading and it has relation with some analysis techniques for research question however it has no relation with research question at all. - <text:span text:style-name="T10">REFUSE</text:span></text:p>
                </text:list-item>
              </text:list>
            </text:list-item>
            <text:list-item>
              <text:p text:style-name="P45">Dynamics and control at feedback vertex sets. II: A faithful monitor to determine the diversity of molecular activities in regulatory networks</text:p>
              <text:list>
                <text:list-item>
                  <text:p text:style-name="P46">It has just an indirect relation to research question. It is on complex networks subject however it talks about mental disease just at ending of article – REFUSE</text:p>
                </text:list-item>
              </text:list>
            </text:list-item>
            <text:list-item>
              <text:p text:style-name="P46">E-mental health in ethnic minority: A comparison of youtube and talk-based educational workshops in dementia:</text:p>
              <text:list>
                <text:list-item>
                  <text:p text:style-name="P46">This is a short paper and it does not have a lot of details although it is not related to research question on method and research estrategies. - <text:span text:style-name="T11">REFUSE</text:span></text:p>
                </text:list-item>
              </text:list>
            </text:list-item>
            <text:list-item>
              <text:p text:style-name="P46">Effects of degree distributions on signal propagation in noisy feedforward neural networks</text:p>
              <text:list>
                <text:list-item>
                  <text:p text:style-name="P47">This paper is indirectly related to research question and is related to neuroscience approach. It may help in future – ACCEPT</text:p>
                </text:list-item>
              </text:list>
            </text:list-item>
            <text:list-item>
              <text:p text:style-name="P47">Egocentric social network correlates of physical activity</text:p>
              <text:list>
                <text:list-item>
                  <text:p text:style-name="P47">It is related to social networks however is not associated with mental diseases – REFUS<text:span text:style-name="T12">E</text:span></text:p>
                </text:list-item>
              </text:list>
            </text:list-item>
            <text:list-item>
              <text:p text:style-name="P47">Emotional Profiling of Locations Based on Social Media</text:p>
              <text:list>
                <text:list-item>
                  <text:p text:style-name="P48">This article describes a emotions study on social media – ACCEPT</text:p>
                </text:list-item>
              </text:list>
            </text:list-item>
            <text:list-item>
              <text:p text:style-name="P48"><text:soft-page-break/>FPGA implementation of motifs-based neuronal network and synchronization analysis</text:p>
              <text:list>
                <text:list-item>
                  <text:p text:style-name="P50">It seems that this article is related to complex networks and its application to brain connectivity. Maybe it will be useful. - <text:span text:style-name="T13">ACCEPT</text:span></text:p>
                </text:list-item>
              </text:list>
            </text:list-item>
            <text:list-item>
              <text:p text:style-name="P50">How are you feeling?: A personalized methodology for predicting mental states from temporally observable physical and behavioral information</text:p>
              <text:list>
                <text:list-item>
                  <text:p text:style-name="P51">It seems to be related to research question – ACCEPT</text:p>
                </text:list-item>
              </text:list>
            </text:list-item>
            <text:list-item>
              <text:p text:style-name="P51">Improved statistical evaluation of group differences in connectomes by screening–filtering strategy with application to study maturation of brain connections between childhood and adolescence</text:p>
              <text:list>
                <text:list-item>
                  <text:p text:style-name="P52">It seems to be related to research question – ACCEPT</text:p>
                </text:list-item>
              </text:list>
            </text:list-item>
            <text:list-item>
              <text:p text:style-name="P52">Internet-based psychological interventions for bipolar disorder: Review of the present and insights into the future</text:p>
              <text:list>
                <text:list-item>
                  <text:p text:style-name="P53">This article relates web tools to help on bipolar disorder. However, it runs out of our scope. - REFUSE</text:p>
                </text:list-item>
              </text:list>
            </text:list-item>
            <text:list-item>
              <text:p text:style-name="P53">Lattice independent component analysis feature selection on diffusion weighted imaging for Alzheimer's disease classification</text:p>
              <text:list>
                <text:list-item>
                  <text:p text:style-name="P54">This article uses machine learning to classify specific images of brain to analyze and possibly identify alzheimer. Maybe it could have some relation. - WEAKLY ACCEPT</text:p>
                </text:list-item>
              </text:list>
            </text:list-item>
            <text:list-item>
              <text:p text:style-name="P49">History of Network Analysis</text:p>
              <text:list>
                <text:list-item>
                  <text:p text:style-name="P55">It is an general article. Just some parts of the article points out to related works. - WEAKLY ACCEPT</text:p>
                </text:list-item>
              </text:list>
            </text:list-item>
            <text:list-item>
              <text:p text:style-name="P55">Psycho-Informatics: Big Data shaping modern psychometrics</text:p>
              <text:list>
                <text:list-item>
                  <text:p text:style-name="P56">This paper talks about a new area of research, Psycho-Informatics. Sounds interesting – ACCEPT</text:p>
                </text:list-item>
              </text:list>
            </text:list-item>
            <text:list-item>
              <text:p text:style-name="P56">Schizophrenic patient identification using graph-theoretic features of resting-state fMRI data</text:p>
              <text:list>
                <text:list-item>
                  <text:p text:style-name="P57">Seems to be related to our research question. However it is concern to schizophrenia – ACCEPT</text:p>
                </text:list-item>
              </text:list>
            </text:list-item>
            <text:list-item>
              <text:p text:style-name="P57">Social Media, Societal Changes, and Mental Health: You Can Live Online Wholesale</text:p>
              <text:list>
                <text:list-item>
                  <text:p text:style-name="P57"><text:span text:style-name="T14">It is blocked even inside intranet</text:span> – REFUSE</text:p>
                </text:list-item>
              </text:list>
            </text:list-item>
            <text:list-item>
              <text:p text:style-name="P57">Stochastic resonance in feedforward-loop neuronal network motifs in astrocyte field</text:p>
              <text:list>
                <text:list-item>
                  <text:p text:style-name="P57">This article addresses one particular point of our research question. However its focus is different. REFUSE</text:p>
                </text:list-item>
              </text:list>
            </text:list-item>
            <text:list-item>
              <text:p text:style-name="P57">Suicide prevention strategies revisited: 10-year systematic review</text:p>
              <text:list>
                <text:list-item>
                  <text:p text:style-name="P57"><text:soft-page-break/><text:span text:style-name="T14">It is blocked even inside intranet</text:span> – REFUSE</text:p>
                </text:list-item>
              </text:list>
            </text:list-item>
            <text:list-item>
              <text:p text:style-name="P57">Supergraph based periodic pattern mining in dynamic social networks</text:p>
              <text:list>
                <text:list-item>
                  <text:p text:style-name="P59">It is not related to our research questions – REFUSE</text:p>
                </text:list-item>
              </text:list>
            </text:list-item>
            <text:list-item>
              <text:p text:style-name="P59">Supportive monitoring and disease management through the internet: An internet-delivered intervention strategy for recurrent depression</text:p>
              <text:list>
                <text:list-item>
                  <text:p text:style-name="P60">It seems related to our research questions. It presents an online tool for help on depression treatment. - ACCEPT</text:p>
                </text:list-item>
              </text:list>
            </text:list-item>
            <text:list-item>
              <text:p text:style-name="P60">Synchronous activation within the default mode network correlates with perceived social support</text:p>
              <text:list>
                <text:list-item>
                  <text:p text:style-name="P61">Didn’t understand – ACCEPT</text:p>
                </text:list-item>
              </text:list>
            </text:list-item>
            <text:list-item>
              <text:p text:style-name="P61">The Students’ Mental Health Status</text:p>
              <text:list>
                <text:list-item>
                  <text:p text:style-name="P61">The paper isn’t well written - <text:span text:style-name="T15">REFUSE</text:span></text:p>
                </text:list-item>
              </text:list>
            </text:list-item>
            <text:list-item>
              <text:p text:style-name="P61">Toward dynamic urban environmental exposure assessments in mental health research</text:p>
              <text:list>
                <text:list-item>
                  <text:p text:style-name="P62">It seems to be related. Its approach is about how context of place can infer on mental health – ACCEPT</text:p>
                </text:list-item>
              </text:list>
            </text:list-item>
            <text:list-item>
              <text:p text:style-name="P62">Using GIS to Simulate Inpatient's Behavior and Visualize Healthcare Demand</text:p>
              <text:list>
                <text:list-item>
                  <text:p text:style-name="P62">it is not related to our research question – REFUSE</text:p>
                </text:list-item>
              </text:list>
            </text:list-item>
            <text:list-item>
              <text:p text:style-name="P62">Visualization of Biomedical Networks</text:p>
              <text:list>
                <text:list-item>
                  <text:p text:style-name="P58"><text:span text:style-name="T14">It is blocked even inside intranet</text:span> – REFUSE</text:p>
                </text:list-item>
              </text:list>
            </text:list-item>
            <text:list-item>
              <text:p text:style-name="P58">‘Bad’ mums tell the ‘untellable’: Narrative practices and agency in online stories about postnatal depression on Mumsnet</text:p>
              <text:list>
                <text:list-item>
                  <text:p text:style-name="P63">It’s related to depression and the group of people are mothers. - ACCEPT</text:p>
                </text:list-item>
              </text:list>
            </text:list-item>
          </text:list>
        </text:list-item>
        <text:list-item>
          <text:p text:style-name="P64">ISI Web of Science</text:p>
          <text:list>
            <text:list-item>
              <text:p text:style-name="P64">#Schizophrenia: Use and misuse on Twitter</text:p>
              <text:list>
                <text:list-item>
                  <text:p text:style-name="P64">It seems to be related to research question – ACCEPT</text:p>
                </text:list-item>
              </text:list>
            </text:list-item>
            <text:list-item>
              <text:p text:style-name="P64">``I Could Be on Facebook by Now″: Insights from Canadian Youth on Online Mental Health Information Resources</text:p>
              <text:list>
                <text:list-item>
                  <text:p text:style-name="P65">It seems to be related to research question – ACCEPT</text:p>
                </text:list-item>
              </text:list>
            </text:list-item>
            <text:list-item>
              <text:p text:style-name="P65">``The framily plan″: Characteristics of ties described as both``friend″ and ``family″ in personal networks</text:p>
              <text:list>
                <text:list-item>
                  <text:p text:style-name="P66">This study uses a dataset related to mental health. Read more about it – ACCEPT</text:p>
                </text:list-item>
              </text:list>
            </text:list-item>
            <text:list-item>
              <text:p text:style-name="P66">`Schizophrenia' on Twitter: Content Analysis of Greek Language Tweets</text:p>
              <text:list>
                <text:list-item>
                  <text:p text:style-name="P67"><text:soft-page-break/>It’s blocked – take it on another place</text:p>
                </text:list-item>
              </text:list>
            </text:list-item>
            <text:list-item>
              <text:p text:style-name="P67">A Collaborative Approach to Identifying Social Media Markers of Schizophrenia by Employing Machine Learning and Clinical Appraisals</text:p>
              <text:list>
                <text:list-item>
                  <text:p text:style-name="P67">It is related to research question – ACCEPT</text:p>
                </text:list-item>
              </text:list>
            </text:list-item>
            <text:list-item>
              <text:p text:style-name="P67">A computer-assisted motivational social network intervention to reduce alcohol, drug and HIV risk behaviors among Housing First residents</text:p>
              <text:list>
                <text:list-item>
                  <text:p text:style-name="P68">It is not related to our research question at all – REFUSE</text:p>
                </text:list-item>
              </text:list>
            </text:list-item>
            <text:list-item>
              <text:p text:style-name="P68">A content analysis of depression-related discourses on Sina Weibo:attribution, efficacy, and information sources</text:p>
              <text:list>
                <text:list-item>
                  <text:p text:style-name="P69">It seems to be related to research question – ACCCEPT</text:p>
                </text:list-item>
              </text:list>
            </text:list-item>
            <text:list-item>
              <text:p text:style-name="P69">A Cross-Sectional Analysis of the Association Between Perceived Network Social Control and Telomere Length</text:p>
              <text:list>
                <text:list-item>
                  <text:p text:style-name="P70">Not at all related to research questions – REFUSE</text:p>
                </text:list-item>
              </text:list>
            </text:list-item>
            <text:list-item>
              <text:p text:style-name="P70">A cross-sectional study on clinical correlates of anxiety disorders in 613 community living older adults in Hong Kong</text:p>
              <text:list>
                <text:list-item>
                  <text:p text:style-name="P71">It seems to be related. However, it doesn’t use techniques of machine learning or data analysis on it. - REFUSE</text:p>
                </text:list-item>
              </text:list>
            </text:list-item>
            <text:list-item>
              <text:p text:style-name="P71">A Mixed Methods Study of Peer-to-Peer Support in a Group-Based Lifestyle Intervention for Adults With Serious Mental Illness</text:p>
              <text:list>
                <text:list-item>
                  <text:p text:style-name="P72">Not avalaible – REFUSE</text:p>
                </text:list-item>
              </text:list>
            </text:list-item>
            <text:list-item>
              <text:p text:style-name="P72">A mixed methods survey of social anxiety, anxiety, depression and wiguse in alopecia</text:p>
              <text:list>
                <text:list-item>
                  <text:p text:style-name="P73">Not related to our research question – REFUSE</text:p>
                </text:list-item>
              </text:list>
            </text:list-item>
            <text:list-item>
              <text:p text:style-name="P73">A novel surveillance approach for disaster mental health</text:p>
              <text:list>
                <text:list-item>
                  <text:p text:style-name="P74">It is related to research question – ACCEPT</text:p>
                </text:list-item>
              </text:list>
            </text:list-item>
            <text:list-item>
              <text:p text:style-name="P74">A pathway-based network analysis of hypertension-related genes</text:p>
              <text:list>
                <text:list-item>
                  <text:p text:style-name="P75">This article is not related to our research question, even if it looks interesting – REFUSE</text:p>
                </text:list-item>
              </text:list>
            </text:list-item>
            <text:list-item>
              <text:p text:style-name="P75">A Pilot Study of a Peer-Group Lifestyle Intervention Enhanced With mHealth Technology and Social Media for Adults With Serious Mental Illness</text:p>
              <text:list>
                <text:list-item>
                  <text:p text:style-name="P75">It is more specifically related to obesity. However it still related to the research question - ACCEPT</text:p>
                </text:list-item>
              </text:list>
            </text:list-item>
            <text:list-item>
              <text:p text:style-name="P74">A review of social participation interventions for people with mental health problems</text:p>
              <text:list>
                <text:list-item>
                  <text:p text:style-name="P76">Seems to be related – WEAKLY ACCEPT</text:p>
                </text:list-item>
              </text:list>
            </text:list-item>
            <text:list-item>
              <text:p text:style-name="P76"><text:soft-page-break/>A Typology to Explain Changing Social Networks Post Stroke</text:p>
              <text:list>
                <text:list-item>
                  <text:p text:style-name="P77">It is related to stroke problem, thus it is related to different problems. However it addresses some topics about depression. - WEAKLY ACCEPT</text:p>
                </text:list-item>
              </text:list>
            </text:list-item>
            <text:list-item>
              <text:p text:style-name="P77">Alterations in the connection topology of brain structural networks in Internet gaming addiction</text:p>
              <text:list>
                <text:list-item>
                  <text:p text:style-name="P78">It is related to game addiction and brain topology network – ACCEPT</text:p>
                </text:list-item>
              </text:list>
            </text:list-item>
            <text:list-item>
              <text:p text:style-name="P78">Another time point, a different story: one year effects of a social media intervention on the attitudes of young people towards mental health issues</text:p>
            </text:list-item>
          </text:list>
        </text:list-item>
        <text:list-item>
          <text:p text:style-name="P80">Springer</text:p>
          <text:list>
            <text:list-item>
              <text:p text:style-name="P80">"Our Little Secret": pinpointing potential predators</text:p>
              <text:list>
                <text:list-item>
                  <text:p text:style-name="P80">Not related to research problems</text:p>
                </text:list-item>
              </text:list>
            </text:list-item>
            <text:list-item>
              <text:p text:style-name="P80">#{Psychology}: a bibliometric analysis of psychological literature in the online media</text:p>
              <text:list>
                <text:list-item>
                  <text:p text:style-name="P81">Not related to research problems</text:p>
                </text:list-item>
              </text:list>
            </text:list-item>
            <text:list-item>
              <text:p text:style-name="P81">A combined approach for the analysis of support groups on {Facebook} - the case of patients of hidradenitis suppurativa</text:p>
              <text:list>
                <text:list-item>
                  <text:p text:style-name="P82">It is applied to a specific disease, which may imply on depression – ACCEPT</text:p>
                </text:list-item>
              </text:list>
            </text:list-item>
            <text:list-item>
              <text:p text:style-name="P82">A deep architecture for depression detection using posting, behavior, and living environment data</text:p>
              <text:list>
                <text:list-item>
                  <text:p text:style-name="P82">It is in the same context of research question – ACCEPT</text:p>
                </text:list-item>
              </text:list>
            </text:list-item>
            <text:list-item>
              <text:p text:style-name="P82">A dynamic co-word network-related approach on the evolution of {China}’s urbanization research</text:p>
              <text:list>
                <text:list-item>
                  <text:p text:style-name="P82">Not related to research problem - </text:p>
                </text:list-item>
              </text:list>
            </text:list-item>
          </text:list>
        </text:list-item>
        <text:list-item>
          <text:p text:style-name="P38">PERDIDOS</text:p>
          <text:list>
            <text:list-item>
              <text:p text:style-name="P31">"Our Little Secret": pinpointing potential predators:</text:p>
              <text:list>
                <text:list-item>
                  <text:p text:style-name="P34">This article is related specifically to pedophilia problem. It is a mental problem, and it is related to social media. It also uses machine learning to improve the identification of those people. - WEAKLY ACCEPT</text:p>
                </text:list-item>
              </text:list>
              <text:p text:style-name="P36"/>
            </text:list-item>
            <text:list-item>
              <text:p text:style-name="P37">#PrayForDad: Learning the semantics behind why social media users disclose health information:</text:p>
              <text:list>
                <text:list-item>
                  <text:p text:style-name="P79"/>
                </text:list-item>
              </text:list>
            </text:list-item>
            <text:list-item>
              <text:p text:style-name="P79">#Schizophrenia: Use and misuse on Twitter:</text:p>
              <text:list>
                <text:list-item>
                  <text:p text:style-name="P79"><text:soft-page-break/>The article relates a research about the bad use of word schizophrenia on twitter. - <text:span text:style-name="T8">ACCEPT</text:span></text:p>
                </text:list-item>
              </text:list>
            </text:list-item>
            <text:list-item>
              <text:p text:style-name="P32">"I Could be on facebook by now": Insights from Canadian youth on online mental health information resourc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14:10:09.390788102</meta:creation-date>
    <dc:date>2019-02-20T12:01:46.652098734</dc:date>
    <meta:editing-duration>P2DT6H24M50S</meta:editing-duration>
    <meta:editing-cycles>19</meta:editing-cycles>
    <meta:generator>LibreOffice/6.0.7.3.0$Linux_X86_64 LibreOffice_project/00$Build-3</meta:generator>
    <meta:document-statistic meta:table-count="0" meta:image-count="0" meta:object-count="0" meta:page-count="10" meta:paragraph-count="213" meta:word-count="2885" meta:character-count="17938" meta:non-whitespace-character-count="15396"/>
  </office:meta>
</office:document-meta>
</file>